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D870000072AA308C835.svm" manifest:media-type=""/>
  <manifest:file-entry manifest:full-path="Pictures/20000001000009680000054812806046.svm" manifest:media-type=""/>
  <manifest:file-entry manifest:full-path="Pictures/200000010000018A0000012DBC12F100.svm" manifest:media-type=""/>
  <manifest:file-entry manifest:full-path="Pictures/200000010000018A0000013180263F36.svm" manifest:media-type=""/>
  <manifest:file-entry manifest:full-path="Pictures/200000010000026E00000131C72237C2.svm" manifest:media-type=""/>
  <manifest:file-entry manifest:full-path="Pictures/20000001000002720000012D1FCF2084.svm" manifest:media-type=""/>
  <manifest:file-entry manifest:full-path="Pictures/200000010000026E0000013194ADCCB7.svm" manifest:media-type=""/>
  <manifest:file-entry manifest:full-path="Pictures/200000010000075C0000033DD0852258.svm" manifest:media-type=""/>
  <manifest:file-entry manifest:full-path="Pictures/200000010000018E0000012DA06B9E49.svm" manifest:media-type=""/>
  <manifest:file-entry manifest:full-path="Pictures/200000020000002D00000050D6C3F2D3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latex§\begin{align*}&#10;V_{BE}&amp;=\SI{0.7}{\volt}\\&#10;V_{BC}&amp;=\SI{0.5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\begin{align*}&#10;V_{BC}&amp;=V_B-V_C\\&#10;V_{BE}&amp;=V_B-V_E\\&#10;V_{CE}&amp;=V_C-V_E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latex§\begin{align*}&#10;V_{CE}&amp;+V_{BC}-V_{BE}=0\\&#10;V_{CE}&amp;=V_{BE}-V_{BC}\\&#10;&amp;=0.7-0.5\\&#10;&amp;=\SI{0.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87cm" svg:height="2.821cm" svg:x="5.33cm" svg:y="0.97cm">
          <draw:image xlink:href="Pictures/200000020000002D00000050D6C3F2D3.eps" xlink:type="simple" xlink:show="embed" xlink:actuate="onLoad">
            <text:p/>
          </draw:image>
        </draw:frame>
        <draw:frame draw:style-name="gr2" draw:text-style-name="P2" draw:layer="layout" svg:width="0.748cm" svg:height="0.729cm" svg:x="4.951cm" svg:y="2.533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4.951cm" svg:y="1.627cm">
          <draw:text-box>
            <text:p><text:span text:style-name="T1">+</text:span></text:p>
          </draw:text-box>
        </draw:frame>
        <draw:frame draw:style-name="gr2" draw:text-style-name="P2" draw:layer="layout" svg:width="0.748cm" svg:height="0.729cm" svg:x="6.707cm" svg:y="1.589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5.556cm" svg:y="3.572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5.556cm" svg:y="0.588cm">
          <draw:text-box>
            <text:p><text:span text:style-name="T1">-</text:span></text:p>
          </draw:text-box>
        </draw:frame>
        <draw:frame draw:style-name="gr2" draw:text-style-name="P2" draw:layer="layout" svg:width="0.642cm" svg:height="0.729cm" svg:x="6.752cm" svg:y="2.624cm">
          <draw:text-box>
            <text:p><text:span text:style-name="T1">-</text:span></text:p>
          </draw:text-box>
        </draw:frame>
        <draw:frame draw:style-name="gr2" draw:text-style-name="P4" xml:id="id1" draw:id="id1" draw:layer="layout" svg:width="1.92cm" svg:height="0.848cm" svg:x="9.827cm" svg:y="0.397cm">
          <draw:text-box>
            <text:p text:style-name="P3"><text:span text:style-name="T2">سیدھا مائل جوڑ</text:span></text:p>
          </draw:text-box>
        </draw:frame>
        <draw:connector draw:style-name="gr3" draw:text-style-name="P1" draw:layer="layout" draw:type="curve" svg:x1="10.787cm" svg:y1="1.245cm" svg:x2="10.525cm" svg:y2="1.853cm" draw:start-shape="id1" draw:start-glue-point="2" draw:end-shape="id2" draw:end-glue-point="4" svg:d="M10787 1245c0 406-87 608-262 608" svg:viewBox="0 0 263 609">
          <text:p/>
        </draw:connector>
        <draw:frame draw:style-name="gr2" draw:text-style-name="P4" xml:id="id3" draw:id="id3" draw:layer="layout" svg:width="2.17cm" svg:height="0.848cm" svg:x="9.847cm" svg:y="3.079cm">
          <draw:text-box>
            <text:p text:style-name="P3"><text:span text:style-name="T2">چالو کردہ برقی دباو</text:span></text:p>
          </draw:text-box>
        </draw:frame>
        <draw:connector draw:style-name="gr3" draw:text-style-name="P1" draw:layer="layout" draw:type="curve" svg:x1="10.932cm" svg:y1="3.079cm" svg:x2="10.488cm" svg:y2="2.437cm" draw:start-shape="id3" draw:start-glue-point="0" draw:end-shape="id2" draw:end-glue-point="5" svg:d="M10932 3079c0-428-148-642-444-642" svg:viewBox="0 0 445 643">
          <text:p/>
        </draw:connector>
        <draw:frame draw:style-name="gr4" draw:text-style-name="P1" xml:id="id2" draw:id="id2" draw:layer="layout" svg:width="2.26cm" svg:height="0.994cm" svg:x="8.265cm" svg:y="1.631cm">
          <draw:image xlink:href="Pictures/200000010000075C0000033DD0852258.svm" xlink:type="simple" xlink:show="embed" xlink:actuate="onLoad">
            <text:p/>
          </draw:image>
          <draw:glue-point draw:id="4" svg:x="5cm" svg:y="-2.776cm"/>
          <draw:glue-point draw:id="5" svg:x="4.84cm" svg:y="3.118cm"/>
        </draw:frame>
        <draw:frame draw:style-name="gr5" draw:text-style-name="P1" draw:layer="layout" svg:width="0.745cm" svg:height="0.365cm" svg:x="5.212cm" svg:y="1.207cm">
          <draw:image xlink:href="Pictures/200000010000026E0000013194ADCCB7.svm" xlink:type="simple" xlink:show="embed" xlink:actuate="onLoad">
            <text:p/>
          </draw:image>
        </draw:frame>
        <draw:frame draw:style-name="gr6" draw:text-style-name="P1" draw:layer="layout" svg:width="0.75cm" svg:height="0.36cm" svg:x="5.267cm" svg:y="3.195cm">
          <draw:image xlink:href="Pictures/20000001000002720000012D1FCF2084.svm" xlink:type="simple" xlink:show="embed" xlink:actuate="onLoad">
            <text:p/>
          </draw:image>
        </draw:frame>
        <draw:frame draw:style-name="gr7" draw:text-style-name="P1" draw:layer="layout" svg:width="0.745cm" svg:height="0.365cm" svg:x="6.717cm" svg:y="2.229cm">
          <draw:image xlink:href="Pictures/200000010000026E00000131C72237C2.svm" xlink:type="simple" xlink:show="embed" xlink:actuate="onLoad">
            <text:p/>
          </draw:image>
        </draw:frame>
        <draw:frame draw:style-name="gr8" draw:text-style-name="P1" draw:layer="layout" svg:width="0.472cm" svg:height="0.365cm" svg:x="6.521cm" svg:y="0.528cm">
          <draw:image xlink:href="Pictures/200000010000018A0000013180263F36.svm" xlink:type="simple" xlink:show="embed" xlink:actuate="onLoad">
            <text:p/>
          </draw:image>
        </draw:frame>
        <draw:frame draw:style-name="gr9" draw:text-style-name="P1" draw:layer="layout" svg:width="0.476cm" svg:height="0.36cm" svg:x="6.537cm" svg:y="3.894cm">
          <draw:image xlink:href="Pictures/200000010000018E0000012DA06B9E49.svm" xlink:type="simple" xlink:show="embed" xlink:actuate="onLoad">
            <text:p/>
          </draw:image>
        </draw:frame>
        <draw:frame draw:style-name="gr10" draw:text-style-name="P1" draw:layer="layout" svg:width="0.472cm" svg:height="0.36cm" svg:x="4.385cm" svg:y="2.175cm">
          <draw:image xlink:href="Pictures/200000010000018A0000012DBC12F100.svm" xlink:type="simple" xlink:show="embed" xlink:actuate="onLoad">
            <text:p/>
          </draw:image>
        </draw:frame>
        <draw:frame draw:style-name="gr11" draw:text-style-name="P1" draw:layer="layout" svg:width="2.888cm" svg:height="1.621cm" svg:x="0.55cm" svg:y="0.296cm">
          <draw:image xlink:href="Pictures/20000001000009680000054812806046.svm" xlink:type="simple" xlink:show="embed" xlink:actuate="onLoad">
            <text:p/>
          </draw:image>
        </draw:frame>
        <draw:frame draw:style-name="gr12" draw:text-style-name="P1" draw:layer="layout" svg:width="4.154cm" svg:height="2.2cm" svg:x="0.195cm" svg:y="3.007cm">
          <draw:image xlink:href="Pictures/2000000100000D870000072AA308C83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22:46.511178847</dc:date>
    <meta:editing-duration>PT11M43S</meta:editing-duration>
    <meta:editing-cycles>3</meta:editing-cycles>
    <meta:generator>LibreOffice/4.2.8.2$Linux_x86 LibreOffice_project/420m0$Build-2</meta:generator>
    <meta:document-statistic meta:object-count="20"/>
  </office:meta>
</office:document-meta>
</file>